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problem states that the number of rows and the number of columns in the rectangle lie between <text:span text:style-name="Source_20_Text">floor(sqrt(len(word)))</text:span> and <text:span text:style-name="Source_20_Text">ceil(sqrt(len(word)))</text:span>. It also states that the number of rows is less than or equal to the number of columns, and that the area of rectangle thus formed is minimum.</text:p>
      <text:p text:style-name="Text_20_body">Based on the above criteria, we have to choose a set of values for rows and columns, out of the 4 available choices.</text:p>
      <text:p text:style-name="Text_20_body">For the string <text:span text:style-name="Source_20_Text">haveaniceday</text:span>. we have <text:span text:style-name="Source_20_Text">floor(sqrt(len(word)))</text:span> = 3 and <text:span text:style-name="Source_20_Text">ceil(sqrt(len(word)))</text:span> = 4. </text:p>
      <text:list xml:id="list2769817261738076231" text:style-name="L1">
        <text:list-item>
          <text:p text:style-name="P2">3 * 3 = 9 &lt; len(word) = 12 </text:p>
        </text:list-item>
        <text:list-item>
          <text:p text:style-name="P2">3 * 4 = 12 = len(word) </text:p>
        </text:list-item>
        <text:list-item>
          <text:p text:style-name="P2">4 * 3 = 12 = len(word) </text:p>
        </text:list-item>
        <text:list-item>
          <text:p text:style-name="P1">4 * 4 = 16 &gt; len(word) </text:p>
        </text:list-item>
      </text:list>
      <text:p text:style-name="Text_20_body">Out of the 4 possible squares, we can see that #rows = 3 and #columns = 4 is the best fit. <text:line-break/>On building the square, we get </text:p>
      <text:p text:style-name="Preformatted_20_Text"><text:span text:style-name="Source_20_Text">have</text:span></text:p>
      <text:p text:style-name="Preformatted_20_Text"><text:span text:style-name="Source_20_Text">anic</text:span></text:p>
      <text:p text:style-name="P3"><text:span text:style-name="Source_20_Text">eday</text:span></text:p>
      <text:p text:style-name="Text_20_body">We now iterate through columns, and print the characters while ensuring that the characters of consequtive columns are separated by a single spac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55:16.214123909</meta:creation-date>
    <dc:date>2016-06-06T10:56:30.759505376</dc:date>
    <meta:editing-duration>PT1M15S</meta:editing-duration>
    <meta:editing-cycles>1</meta:editing-cycles>
    <meta:document-statistic meta:table-count="0" meta:image-count="0" meta:object-count="0" meta:page-count="1" meta:paragraph-count="12" meta:word-count="172" meta:character-count="883" meta:non-whitespace-character-count="719"/>
    <meta:generator>LibreOffice/5.1.3.2$Linux_X86_64 LibreOffice_project/10m0$Build-2</meta:generator>
  </office:meta>
</office:document-meta>
</file>